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Finding Motifs in <text:span text:style-name="T1">Paramecium</text:span>:</text:p>
              <text:p text:style-name="P1">A Long and Hard Quest</text:p>
            </draw:text-box>
          </draw:frame>
          <draw:frame draw:style-name="gr3" draw:layer="layout" svg:width="23.114cm" svg:height="2.951cm" svg:x="2.438cm" svg:y="13.277cm">
            <draw:text-box>
              <text:p>Matthias Grenié, Jean-François Goût, Michael Lynch</text:p>
            </draw:text-box>
          </draw:frame>
          <draw:frame draw:style-name="gr4" draw:layer="layout" svg:width="11.234cm" svg:height="1.182cm" svg:x="8.378cm" svg:y="10.271cm">
            <draw:text-box>
              <text:p>Lab Meeting - June 19th 2014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What have I been doing?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Why Study Transcription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Model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How?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5.84cm" svg:x="2.657cm" svg:y="4.778cm">
            <draw:text-box>
              <text:p text:style-name="P1">Classical Motif Finding/Phylogenetic Footprinting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Need a tree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Pipeline Overview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First Resul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More Results!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Perspectives/Cavea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Learning?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Acknowledgemen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Museo Sans 500'" style:font-style-name="Bold" style:font-family-generic="swiss" style:font-pitch="variable" fo:font-size="22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-dash="Dash_20_2" draw:fill-gradient-name="Gradient_20_7" draw:fill-hatch-name="Hatching_20_1" draw:fill-image-name="Bitmape_20_1"/>
      <style:text-properties fo:font-family="'Museo Sans 500'" style:font-style-name="Regular" style:font-family-generic="swiss" style:font-pitch="variable" fo:font-size="13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family-asian="宋体" style:font-family-generic-asian="system" style:font-pitch-asian="variable" style:font-size-asian="44pt" style:language-asian="zh" style:country-asian="CN" style:font-style-asian="normal" style:font-weight-asian="normal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8T14:54:26</meta:creation-date>
    <dc:date>2014-06-18T15:41:45</dc:date>
    <meta:editing-duration>PT31M36S</meta:editing-duration>
    <meta:editing-cycles>5</meta:editing-cycles>
    <meta:generator>LibreOffice/3.6$MacOSX_x86 LibreOffice_project/e29a214-2bbed72-0621de6-a97528c-8f066d</meta:generator>
    <meta:document-statistic meta:object-count="88"/>
  </office:meta>
</office:document-meta>
</file>